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3.2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0.039cm double #000000" style:border-line-width-top="0.002cm 0.035cm 0.002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6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7" table:number-rows-spanned="1">
            <text:p>PREPAR3D: Simulation Files Parameters Calculator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office:value-type="string">
            <text:p>Developed by Diogo Monteior 04/06/2014 <text:s/>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Weather</text:p>
          </table:table-cell>
          <table:table-cell table:style-name="ce9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EMPERATURE AT SEA LEVEL (C)</text:p>
          </table:table-cell>
          <table:table-cell table:style-name="ce11" office:value-type="float" office:value="13">
            <text:p>13</text:p>
          </table:table-cell>
          <table:table-cell table:style-name="Default"/>
          <table:table-cell table:style-name="ce14" office:value-type="string">
            <text:p>Wind</text:p>
          </table:table-cell>
          <table:table-cell table:style-name="ce16" office:value-type="string">
            <text:p>ALTITUDE (feet)</text:p>
          </table:table-cell>
          <table:table-cell table:style-name="ce19" table:formula="of:=+[.B30]" office:value-type="float" office:value="2016">
            <text:p>201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RO PRESSURE AT SEA LEVEL (mbar)</text:p>
          </table:table-cell>
          <table:table-cell table:style-name="ce11" office:value-type="float" office:value="1029">
            <text:p>1029</text:p>
          </table:table-cell>
          <table:table-cell table:style-name="Default"/>
          <table:table-cell table:style-name="ce14"/>
          <table:table-cell table:style-name="ce16" office:value-type="string">
            <text:p>SPEED (kts)</text:p>
          </table:table-cell>
          <table:table-cell table:style-name="ce19" table:formula="of:=[.B8]" office:value-type="float" office:value="4">
            <text:p>4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4" office:value-type="string">
            <text:p>WIND SPEED (kts)</text:p>
          </table:table-cell>
          <table:table-cell table:style-name="ce11" office:value-type="float" office:value="4">
            <text:p>4</text:p>
          </table:table-cell>
          <table:table-cell table:style-name="Default"/>
          <table:table-cell table:style-name="ce14"/>
          <table:table-cell table:style-name="ce16" office:value-type="string">
            <text:p>GUSTS(STEADY) (kts)</text:p>
          </table:table-cell>
          <table:table-cell table:style-name="ce19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WIND SPEED DIRECTION (deg)</text:p>
          </table:table-cell>
          <table:table-cell table:style-name="ce11" office:value-type="float" office:value="10">
            <text:p>10</text:p>
          </table:table-cell>
          <table:table-cell table:style-name="Default" table:number-columns-repeated="2"/>
          <table:table-cell table:style-name="ce17" office:value-type="string">
            <text:p>WIND DIRECTION (deg)</text:p>
          </table:table-cell>
          <table:table-cell table:style-name="ce19" table:formula="of:=[.B9]" office:value-type="float" office:value="10">
            <text:p>10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 table:number-columns-repeated="2"/>
          <table:table-cell table:style-name="ce17" office:value-type="string">
            <text:p>TURBULENCE</text:p>
          </table:table-cell>
          <table:table-cell table:style-name="ce19" office:value-type="string">
            <text:p>none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/>
          <table:table-cell table:style-name="ce14" office:value-type="string">
            <text:p>Temp/Pressure</text:p>
          </table:table-cell>
          <table:table-cell table:style-name="ce16" office:value-type="string">
            <text:p>ALTITUDE (feet)</text:p>
          </table:table-cell>
          <table:table-cell table:style-name="ce19" office:value-type="float" office:value="157">
            <text:p>157</text:p>
          </table:table-cell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style-name="ce11"/>
          <table:table-cell table:style-name="Default"/>
          <table:table-cell/>
          <table:table-cell table:style-name="ce16" office:value-type="string">
            <text:p>TEMPERATURE (F)</text:p>
          </table:table-cell>
          <table:table-cell table:style-name="ce19" table:formula="of:=ROUND([.B6]*1.8+32)" office:value-type="float" office:value="55">
            <text:p>5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DEW POINT (F)</text:p>
          </table:table-cell>
          <table:table-cell table:style-name="ce19" office:value-type="string">
            <text:p>DEFAULT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BAROMETRIC PRESSURE (in hg)</text:p>
          </table:table-cell>
          <table:table-cell table:style-name="ce20" table:formula="of:=[.B7]*0.0295" office:value-type="float" office:value="30.3555">
            <text:p>30,36</text:p>
          </table:table-cell>
          <table:table-cell table:number-columns-repeated="5"/>
        </table:table-row>
        <table:table-row table:style-name="ro2" table:number-rows-repeated="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Fuel/Weight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table:style-name="ce26" office:value-type="string">
            <text:p>C172 Specs</text:p>
          </table:table-cell>
          <table:table-cell table:style-name="ce26"/>
        </table:table-row>
        <table:table-row table:style-name="ro2">
          <table:table-cell table:style-name="ce4" office:value-type="string">
            <text:p>EMPTY WEIGHT (lb)</text:p>
          </table:table-cell>
          <table:table-cell table:style-name="ce11" office:value-type="float" office:value="1608.4">
            <text:p>1608,4</text:p>
          </table:table-cell>
          <table:table-cell/>
          <table:table-cell table:style-name="ce14" office:value-type="string">
            <text:p>Fuel</text:p>
          </table:table-cell>
          <table:table-cell table:style-name="ce17" office:value-type="string">
            <text:p>LEFTMAIN (%)</text:p>
          </table:table-cell>
          <table:table-cell table:style-name="ce21" table:formula="of:=[.B22]/[.K19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Lef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PAYLOAD WEIGHT (lb)</text:p>
          </table:table-cell>
          <table:table-cell table:style-name="ce11" office:value-type="float" office:value="422.5">
            <text:p>422,5</text:p>
          </table:table-cell>
          <table:table-cell table:number-columns-repeated="2"/>
          <table:table-cell table:style-name="ce17" office:value-type="string">
            <text:p>RIGHTMAIN(%)</text:p>
          </table:table-cell>
          <table:table-cell table:style-name="ce21" table:formula="of:=[.B23]/[.K20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Righ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TOTAL FUEL WEIGHT (lb)</text:p>
          </table:table-cell>
          <table:table-cell table:style-name="ce11" office:value-type="float" office:value="209.2">
            <text:p>209,2</text:p>
          </table:table-cell>
          <table:table-cell table:number-columns-repeated="2"/>
          <table:table-cell table:style-name="ce17" office:value-type="string">
            <text:p>TANKSELECTOR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Empty Weight (lb)</text:p>
          </table:table-cell>
          <table:table-cell table:style-name="ce26" office:value-type="float" office:value="1660">
            <text:p>1660</text:p>
          </table:table-cell>
        </table:table-row>
        <table:table-row table:style-name="ro2">
          <table:table-cell table:style-name="ce4" office:value-type="string">
            <text:p>LEFT FUEL WEIGHT (lb)</text:p>
          </table:table-cell>
          <table:table-cell table:style-name="ce11" office:value-type="float" office:value="104.6">
            <text:p>104,6</text:p>
          </table:table-cell>
          <table:table-cell table:number-columns-repeated="2"/>
          <table:table-cell table:style-name="ce17" office:value-type="string">
            <text:p>TANKSELECTOR1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Ratem RPM</text:p>
          </table:table-cell>
          <table:table-cell table:style-name="ce26" office:value-type="float" office:value="2700">
            <text:p>2700</text:p>
          </table:table-cell>
        </table:table-row>
        <table:table-row table:style-name="ro2">
          <table:table-cell table:style-name="ce4" office:value-type="string">
            <text:p>RIGHT FUEL WEIGHT (lb)</text:p>
          </table:table-cell>
          <table:table-cell table:style-name="ce11" office:value-type="float" office:value="104.6">
            <text:p>104,6</text:p>
          </table:table-cell>
          <table:table-cell/>
          <table:table-cell table:style-name="ce14" office:value-type="string">
            <text:p>Payload</text:p>
          </table:table-cell>
          <table:table-cell table:style-name="ce17" office:value-type="string">
            <text:p>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office:value-type="string">
            <text:p>Fill: pilot weight,co-pilot weight</text:p>
          </table:table-cell>
          <table:table-cell table:number-columns-repeated="2"/>
          <table:table-cell table:style-name="ce27" office:value-type="string">
            <text:p>Based on CESSNA C727 A2A </text:p>
          </table:table-cell>
          <table:table-cell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7" office:value-type="string">
            <text:p>CO-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SimVa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INDICATED AIRSPEED (kts)</text:p>
          </table:table-cell>
          <table:table-cell table:style-name="ce11" office:value-type="float" office:value="80.4">
            <text:p>80,4</text:p>
          </table:table-cell>
          <table:table-cell table:number-columns-repeated="2"/>
          <table:table-cell table:style-name="ce17" office:value-type="string">
            <text:p>ALTITUDE (feet)</text:p>
          </table:table-cell>
          <table:table-cell table:style-name="ce19" table:formula="of:=[.B30]" office:value-type="float" office:value="2016">
            <text:p>201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ATE OF CLIMB (feet/min)</text:p>
          </table:table-cell>
          <table:table-cell table:style-name="ce11" office:value-type="float" office:value="694">
            <text:p>694</text:p>
          </table:table-cell>
          <table:table-cell/>
          <table:table-cell table:style-name="Default"/>
          <table:table-cell table:style-name="ce16" office:value-type="string">
            <text:p>BANK (deg)</text:p>
          </table:table-cell>
          <table:table-cell table:style-name="ce19" table:formula="of:=-[.B32]" office:value-type="float" office:value="-4.3">
            <text:p>-4,3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>
            <text:p>PRESSURE ALTITUDE (feet)</text:p>
          </table:table-cell>
          <table:table-cell table:style-name="ce11" office:value-type="float" office:value="2016">
            <text:p>2016</text:p>
          </table:table-cell>
          <table:table-cell/>
          <table:table-cell table:style-name="Default"/>
          <table:table-cell table:style-name="ce17" office:value-type="string">
            <text:p>BVELBODYAXIS (rad/s)</text:p>
          </table:table-cell>
          <table:table-cell table:style-name="ce23" table:formula="of:=RADIANS([.B36])" office:value-type="float" office:value="0.0244346095279206">
            <text:p>0,02443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ANGLE (deg)</text:p>
          </table:table-cell>
          <table:table-cell table:style-name="ce11" office:value-type="float" office:value="6.5">
            <text:p>6,5</text:p>
          </table:table-cell>
          <table:table-cell/>
          <table:table-cell table:style-name="Default"/>
          <table:table-cell table:style-name="ce17" office:value-type="string">
            <text:p>HEADING (deg)</text:p>
          </table:table-cell>
          <table:table-cell table:style-name="ce19" table:formula="of:=IF([.B28]*1.687&gt; [.F37];[.B9];[.B9]+180)" office:value-type="float" office:value="190">
            <text:p>19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NK ANGLE (deg)</text:p>
          </table:table-cell>
          <table:table-cell table:style-name="ce11" office:value-type="float" office:value="4.3">
            <text:p>4,3</text:p>
          </table:table-cell>
          <table:table-cell/>
          <table:table-cell table:style-name="Default"/>
          <table:table-cell table:style-name="ce17" office:value-type="string">
            <text:p>HVELBODYAXIS (rad/s)</text:p>
          </table:table-cell>
          <table:table-cell table:style-name="ce23" table:formula="of:=RADIANS([.B37])" office:value-type="float" office:value="0.0174532925199433">
            <text:p>0,017453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NGLE OF ATTACK (deg)</text:p>
          </table:table-cell>
          <table:table-cell table:style-name="ce11" office:value-type="float" office:value="2.3">
            <text:p>2,3</text:p>
          </table:table-cell>
          <table:table-cell/>
          <table:table-cell table:style-name="Default"/>
          <table:table-cell table:style-name="ce17" office:value-type="string">
            <text:p>PITCH (deg)</text:p>
          </table:table-cell>
          <table:table-cell table:style-name="ce19" table:formula="of:=-[.B31]" office:value-type="float" office:value="-6.5">
            <text:p>-6,5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IDESLIP ANGLE (deg)</text:p>
          </table:table-cell>
          <table:table-cell table:style-name="ce11" office:value-type="float" office:value="-0.4">
            <text:p>-0,4</text:p>
          </table:table-cell>
          <table:table-cell/>
          <table:table-cell table:style-name="Default"/>
          <table:table-cell table:style-name="ce17" office:value-type="string">
            <text:p>PVELBODYAXIS (rad/s)</text:p>
          </table:table-cell>
          <table:table-cell table:style-name="ce23" table:formula="of:=RADIANS([.B35])" office:value-type="float" office:value="-0.0122173047639603">
            <text:p>-0,012217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RATE (deg/s)</text:p>
          </table:table-cell>
          <table:table-cell table:style-name="ce11" office:value-type="float" office:value="-0.7">
            <text:p>-0,7</text:p>
          </table:table-cell>
          <table:table-cell table:number-columns-repeated="2"/>
          <table:table-cell table:style-name="ce17" office:value-type="string">
            <text:p>XVELBODYAXIS (feet/s) (sideways)</text:p>
          </table:table-cell>
          <table:table-cell table:style-name="ce24" table:formula="of:=[.B29]*SIN(RADIANS([.B34]))/(SIN(RADIANS([.B31]-[.B33]))*60)" office:value-type="float" office:value="-1.10256551835968">
            <text:p>-1,1026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OLL RATE (deg/s)</text:p>
          </table:table-cell>
          <table:table-cell table:style-name="ce11" office:value-type="float" office:value="1.4">
            <text:p>1,4</text:p>
          </table:table-cell>
          <table:table-cell table:number-columns-repeated="2"/>
          <table:table-cell table:style-name="ce17" office:value-type="string">
            <text:p>YVELBODYAXIS (feet/s) (vertical)</text:p>
          </table:table-cell>
          <table:table-cell table:style-name="ce24" table:formula="of:=[.B29]*SIN(RADIANS([.B33]))/(SIN(RADIANS([.B31]-[.B33]))*60)" office:value-type="float" office:value="6.33810067922615">
            <text:p>6,3381</text:p>
          </table:table-cell>
          <table:table-cell table:number-columns-repeated="5"/>
        </table:table-row>
        <table:table-row table:style-name="ro2">
          <table:table-cell table:style-name="ce4" office:value-type="string">
            <text:p>YAW RATE (deg/s)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ce17" office:value-type="string">
            <text:p>ZVELBODYAXIS (feet/s) (forward)</text:p>
          </table:table-cell>
          <table:table-cell table:style-name="ce24" table:formula="of:=[.B29]*COS(RADIANS([.B33]))/(SIN(RADIANS([.B31]-[.B33]))*60)" office:value-type="float" office:value="157.804929077507">
            <text:p>157,8049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Engine Paramete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NGINE SPEED (RPM)</text:p>
          </table:table-cell>
          <table:table-cell table:style-name="ce11" office:value-type="float" office:value="2481">
            <text:p>2481</text:p>
          </table:table-cell>
          <table:table-cell table:number-columns-repeated="2"/>
          <table:table-cell office:value-type="string">
            <text:p>PCT ENGINE RPM</text:p>
          </table:table-cell>
          <table:table-cell table:style-name="ce20" table:formula="of:=[.B41]/[.K22]" office:value-type="float" office:value="0.918888888888889">
            <text:p>0,92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12"/>
          <table:table-cell table:number-columns-repeated="9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  <table:named-expressions/>
      </table:table>
      <table:table table:name="Blad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[engine parameters]" table:base-cell-address="$Blad1.$A$39" table:cell-range-address="$Blad1.$A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0" number:min-integer-digits="1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18-06-2014</text:date>, <text:time>10:54: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45:37.46</meta:creation-date>
    <dc:date>2014-06-18T10:54:46.51</dc:date>
    <meta:editing-duration>PT4H8M40S</meta:editing-duration>
    <meta:editing-cycles>7</meta:editing-cycles>
    <meta:generator>OpenOffice/4.1.0$Win32 OpenOffice.org_project/410m18$Build-9764</meta:generator>
    <meta:document-statistic meta:table-count="3" meta:cell-count="129" meta:object-count="0"/>
  </office:meta>
</office:document-meta>
</file>